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Paragrafoelenco" style:list-style-name="LFO2" style:family="paragraph">
      <style:text-properties fo:font-size="14pt" style:font-size-asian="14pt" style:font-size-complex="14pt"/>
    </style:style>
    <style:style style:name="P3" style:parent-style-name="Paragrafoelenco" style:list-style-name="LFO2" style:family="paragraph">
      <style:text-properties fo:font-size="14pt" style:font-size-asian="14pt" style:font-size-complex="14pt"/>
    </style:style>
    <style:style style:name="P4" style:parent-style-name="Normale" style:family="paragraph">
      <style:paragraph-properties fo:line-height="100%" fo:margin-left="0.2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5" style:parent-style-name="Paragrafoelenco" style:list-style-name="LFO2" style:family="paragraph">
      <style:paragraph-properties fo:line-height="100%"/>
      <style:text-properties fo:font-size="14pt" style:font-size-asian="14pt" style:font-size-complex="14pt"/>
    </style:style>
    <style:style style:name="P6" style:parent-style-name="Normale" style:family="paragraph">
      <style:paragraph-properties fo:line-height="100%" fo:margin-left="0.2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7" style:parent-style-name="Paragrafoelenco" style:list-style-name="LFO2" style:family="paragraph">
      <style:paragraph-properties fo:line-height="100%"/>
      <style:text-properties fo:font-size="14pt" style:font-size-asian="14pt" style:font-size-complex="14pt"/>
    </style:style>
    <style:style style:name="P8" style:parent-style-name="Normale" style:family="paragraph">
      <style:paragraph-properties fo:line-height="100%" fo:margin-left="0.2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9" style:parent-style-name="Normale" style:family="paragraph">
      <style:paragraph-properties fo:line-height="100%" fo:margin-left="0.2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10" style:parent-style-name="Paragrafoelenco" style:list-style-name="LFO2" style:family="paragraph">
      <style:paragraph-properties fo:line-height="100%"/>
      <style:text-properties fo:font-size="14pt" style:font-size-asian="14pt" style:font-size-complex="14pt"/>
    </style:style>
    <style:style style:name="P11" style:parent-style-name="Paragrafoelenco" style:list-style-name="LFO2" style:family="paragraph">
      <style:paragraph-properties fo:line-height="100%"/>
      <style:text-properties fo:font-size="14pt" style:font-size-asian="14pt" style:font-size-complex="14pt"/>
    </style:style>
    <style:style style:name="P12" style:parent-style-name="Normale" style:family="paragraph">
      <style:paragraph-properties fo:line-height="100%" fo:margin-left="0.25in">
        <style:tab-stops/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13" style:parent-style-name="Normale" style:family="paragraph">
      <style:paragraph-properties fo:line-height="100%" fo:margin-left="0.25in">
        <style:tab-stops/>
      </style:paragraph-properties>
      <style:text-properties fo:font-size="14pt" style:font-size-asian="14pt" style:font-size-complex="14pt"/>
    </style:style>
  </office:automatic-styles>
  <office:body>
    <office:text text:use-soft-page-breaks="true">
      <text:p text:style-name="P1">Sequenza di Viola</text:p>
      <text:list text:style-name="LFO2" text:continue-numbering="true">
        <text:list-item>
          <text:p text:style-name="P2">(Sceglie se lavorare ai turni preparatori (in cucina) o ai turni di servizio)</text:p>
        </text:list-item>
        <text:list-item>
          <text:p text:style-name="P3">Aggiunge un turno al calendario, eventualmente specificando una ricorrenza<text:s/>e/o un luogo diverso dalla sede</text:p>
        </text:list-item>
      </text:list>
      <text:p text:style-name="P4">Ripete passo 2 finché non è soddisfatta</text:p>
      <text:list text:style-name="LFO2" text:continue-numbering="true">
        <text:list-item>
          <text:p text:style-name="P5">Se necessario raggruppa un insieme di turni</text:p>
        </text:list-item>
      </text:list>
      <text:p text:style-name="P6">Ripete passo 3 finché non è soddisfatta</text:p>
      <text:list text:style-name="LFO2" text:continue-numbering="true">
        <text:list-item>
          <text:p text:style-name="P7">Se necessario,<text:s/>modifica o elimina un turno o un gruppo di turni, eventualmente specificando la ricorrenza</text:p>
        </text:list-item>
      </text:list>
      <text:p text:style-name="P8">Ripete passo 4 finché non è soddisfatta</text:p>
      <text:p text:style-name="P9">Se vuole torna al passo 2, altrimenti prosegue con i turni di servizio<text:s/>oppure termina</text:p>
      <text:list text:style-name="LFO2" text:continue-numbering="true">
        <text:list-item>
          <text:p text:style-name="P10">Seleziona un evento dalla lista di eventi programmati</text:p>
        </text:list-item>
        <text:list-item>
          <text:p text:style-name="P11">Seleziona un particolare servizio dall’evento considerato</text:p>
        </text:list-item>
      </text:list>
      <text:p text:style-name="P12">Torna al passo 2 (per definire i turni di servizio)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useppe Catalano</meta:initial-creator>
    <dc:creator>Giuseppe Catalano</dc:creator>
    <meta:creation-date>2021-05-08T14:11:00Z</meta:creation-date>
    <dc:date>2021-05-08T16:15:00Z</dc:date>
    <meta:template xlink:href="Normal.dotm" xlink:type="simple"/>
    <meta:editing-cycles>2</meta:editing-cycles>
    <meta:editing-duration>PT7440S</meta:editing-duration>
    <meta:document-statistic meta:page-count="1" meta:paragraph-count="1" meta:word-count="108" meta:character-count="723" meta:row-count="5" meta:non-whitespace-character-count="616"/>
  </office:meta>
</office:document-meta>
</file>